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Heading_20_2">
      <style:paragraph-properties fo:text-align="justify" style:justify-single-word="false"/>
      <style:text-properties fo:font-weight="bold" officeooo:rsid="00108aaf" officeooo:paragraph-rsid="00108aaf"/>
    </style:style>
    <style:style style:name="P3" style:family="paragraph" style:parent-style-name="Standard">
      <style:paragraph-properties fo:text-align="justify" style:justify-single-word="false"/>
      <style:text-properties style:font-name="Arial" fo:font-size="14pt" fo:font-weight="bold" officeooo:paragraph-rsid="002566d8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text-align="justify" style:justify-single-word="false"/>
      <style:text-properties officeooo:paragraph-rsid="00102498"/>
    </style:style>
    <style:style style:name="P5" style:family="paragraph" style:parent-style-name="Text_20_body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6" style:family="paragraph" style:parent-style-name="Text_20_body">
      <style:paragraph-properties fo:text-align="justify" style:justify-single-word="false"/>
      <style:text-properties style:font-name="Arial"/>
    </style:style>
    <style:style style:name="P7" style:family="paragraph" style:parent-style-name="Text_20_body">
      <style:paragraph-properties fo:text-align="justify" style:justify-single-word="false"/>
      <style:text-properties style:font-name="Arial" officeooo:paragraph-rsid="00261b6b"/>
    </style:style>
    <style:style style:name="P8" style:family="paragraph" style:parent-style-name="Text_20_body">
      <style:paragraph-properties fo:text-align="justify" style:justify-single-word="false" fo:break-before="page"/>
      <style:text-properties style:font-name="Arial" fo:font-weight="bold" officeooo:paragraph-rsid="00261b6b" style:font-weight-asian="bold" style:font-weight-complex="bold"/>
    </style:style>
    <style:style style:name="P9" style:family="paragraph" style:parent-style-name="Text_20_body">
      <style:paragraph-properties fo:text-align="justify" style:justify-single-word="false"/>
      <style:text-properties style:font-name="Arial" fo:font-weight="bold" officeooo:paragraph-rsid="00261b6b" style:font-weight-asian="bold" style:font-weight-complex="bold"/>
    </style:style>
    <style:style style:name="P10" style:family="paragraph" style:parent-style-name="Text_20_body">
      <style:paragraph-properties fo:text-align="justify" style:justify-single-word="false"/>
      <style:text-properties style:font-name="Arial" fo:font-weight="bold" officeooo:paragraph-rsid="002671f9" style:font-weight-asian="bold" style:font-weight-complex="bold"/>
    </style:style>
    <style:style style:name="P11" style:family="paragraph" style:parent-style-name="Text_20_body">
      <style:paragraph-properties fo:text-align="justify" style:justify-single-word="false"/>
      <style:text-properties style:font-name="Arial" officeooo:paragraph-rsid="002671f9"/>
    </style:style>
    <style:style style:name="P12" style:family="paragraph" style:parent-style-name="Text_20_body">
      <style:paragraph-properties fo:text-align="justify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13" style:family="paragraph" style:parent-style-name="Text_20_body">
      <style:paragraph-properties fo:text-align="justify" style:justify-single-word="false" fo:break-before="page"/>
      <style:text-properties style:font-name="Arial" fo:font-weight="bold" style:font-weight-asian="bold" style:font-weight-complex="bold"/>
    </style:style>
    <style:style style:name="P14" style:family="paragraph" style:parent-style-name="Text_20_body">
      <style:paragraph-properties fo:text-align="justify" style:justify-single-word="false"/>
      <style:text-properties style:font-name="Arial" officeooo:paragraph-rsid="00272110"/>
    </style:style>
    <style:style style:name="P15" style:family="paragraph" style:parent-style-name="Text_20_body">
      <style:paragraph-properties fo:text-align="justify" style:justify-single-word="false"/>
      <style:text-properties style:font-name="Arial" fo:font-weight="bold" officeooo:paragraph-rsid="00272110" style:font-weight-asian="bold" style:font-weight-complex="bold"/>
    </style:style>
    <style:style style:name="P16" style:family="paragraph" style:parent-style-name="Text_20_body">
      <style:paragraph-properties fo:text-align="justify" style:justify-single-word="false"/>
      <style:text-properties style:font-name="Arial" officeooo:paragraph-rsid="00277b9f"/>
    </style:style>
    <style:style style:name="P17" style:family="paragraph" style:parent-style-name="Text_20_body">
      <style:paragraph-properties fo:text-align="justify" style:justify-single-word="false"/>
      <style:text-properties style:font-name="Arial" fo:font-weight="bold" officeooo:paragraph-rsid="00277b9f" style:font-weight-asian="bold" style:font-weight-complex="bold"/>
    </style:style>
    <style:style style:name="P18" style:family="paragraph" style:parent-style-name="Text_20_body">
      <style:paragraph-properties fo:text-align="justify" style:justify-single-word="false"/>
      <style:text-properties style:font-name="Arial" fo:font-weight="bold" officeooo:paragraph-rsid="00295ea0" style:font-weight-asian="bold" style:font-weight-complex="bold"/>
    </style:style>
    <style:style style:name="P19" style:family="paragraph" style:parent-style-name="Text_20_body">
      <style:paragraph-properties fo:text-align="justify" style:justify-single-word="false">
        <style:tab-stops>
          <style:tab-stop style:position="0.794cm"/>
        </style:tab-stops>
      </style:paragraph-properties>
      <style:text-properties style:font-name="Arial"/>
    </style:style>
    <style:style style:name="P20" style:family="paragraph" style:parent-style-name="Text_20_body">
      <style:paragraph-properties fo:text-align="justify" style:justify-single-word="false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21" style:family="paragraph" style:parent-style-name="Text_20_body">
      <style:paragraph-properties fo:text-align="justify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22" style:family="paragraph" style:parent-style-name="Text_20_body">
      <style:paragraph-properties fo:text-align="justify" style:justify-single-word="false"/>
      <style:text-properties style:font-name="Arial" officeooo:paragraph-rsid="00298cfb"/>
    </style:style>
    <style:style style:name="P23" style:family="paragraph" style:parent-style-name="Text_20_body">
      <style:paragraph-properties fo:text-align="justify" style:justify-single-word="false"/>
      <style:text-properties style:font-name="Arial" fo:font-weight="bold" officeooo:paragraph-rsid="00298cfb" style:font-weight-asian="bold" style:font-weight-complex="bold"/>
    </style:style>
    <style:style style:name="P24" style:family="paragraph" style:parent-style-name="Text_20_body">
      <style:paragraph-properties fo:text-align="justify" style:justify-single-word="false"/>
      <style:text-properties style:font-name="Arial" officeooo:paragraph-rsid="002b3030"/>
    </style:style>
    <style:style style:name="P25" style:family="paragraph" style:parent-style-name="Text_20_body">
      <style:paragraph-properties fo:text-align="justify" style:justify-single-word="false"/>
      <style:text-properties style:font-name="Arial" fo:font-weight="bold" officeooo:paragraph-rsid="002b3030" style:font-weight-asian="bold" style:font-weight-complex="bold"/>
    </style:style>
    <style:style style:name="P26" style:family="paragraph" style:parent-style-name="Text_20_body">
      <style:paragraph-properties fo:text-align="justify" style:justify-single-word="false"/>
      <style:text-properties style:font-name="Arial" fo:font-weight="normal" style:font-weight-asian="normal" style:font-weight-complex="normal"/>
    </style:style>
    <style:style style:name="T1" style:family="text">
      <style:text-properties officeooo:rsid="002566d8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h text:style-name="P2" text:outline-level="2">PREGUNTAS TIPO TEST TEMA <text:span text:style-name="T1">1</text:span> DEL BLOQUE IV.</text:h>
      <text:p text:style-name="P3">Administración del Sistema operativo y software de base. </text:p>
      <text:p text:style-name="P3">Actualización, mantenimiento y reparación del sistema operativo.</text:p>
      <text:p text:style-name="P4"/>
      <text:p text:style-name="P5">I. Fundamentos y Conceptos Generales</text:p>
      <text:p text:style-name="P6"><text:s text:c="2"/><text:span text:style-name="T2"><text:s text:c="2"/>1. ¿Cuál es el principal objetivo del Software de Base o System Software en relación con el SO?</text:span></text:p>
      <text:p text:style-name="P6"><text:s text:c="7"/>a) Ejecutar las aplicaciones del usuario final.</text:p>
      <text:p text:style-name="P6"><text:s text:c="7"/>b) Gestionar la interfaz gráfica de usuario (GUI).</text:p>
      <text:p text:style-name="P6"><text:s text:c="7"/>c) Proporcionar servicios esenciales al SO para gestionar el hardware y los recursos.</text:p>
      <text:p text:style-name="P6"><text:s text:c="7"/>d) Realizar copias de seguridad de forma automática.</text:p>
      <text:p text:style-name="P6"><text:s text:c="3"/><text:span text:style-name="T2"><text:s/>2. En el contexto de la administración de sistemas, ¿qué significa el término Idempotencia?</text:span></text:p>
      <text:p text:style-name="P6"><text:s text:c="7"/>a) Que la tarea se ejecuta de forma paralela en múltiples servidores.</text:p>
      <text:p text:style-name="P6"><text:s text:c="7"/>b) Que ejecutar una operación varias veces produce el mismo resultado que ejecutarla una sola vez.</text:p>
      <text:p text:style-name="P6"><text:s text:c="7"/>c) Que el sistema operativo se comporta de manera determinista.</text:p>
      <text:p text:style-name="P6"><text:s text:c="7"/>d) Que el script de configuración es independiente del SO.</text:p>
      <text:p text:style-name="P6"/>
      <text:p text:style-name="P5"><text:s text:c="4"/>3. ¿Qué garantiza la Integridad del Sistema Operativo a nivel de archivos clave?</text:p>
      <text:p text:style-name="P6"><text:s text:c="7"/>a) Que las claves de registro sean únicas.</text:p>
      <text:p text:style-name="P6"><text:s text:c="7"/>b) Que los logs de eventos estén cifrados.</text:p>
      <text:p text:style-name="P6"><text:s text:c="7"/>c) Que los archivos del sistema no hayan sido modificados ni corruptos.</text:p>
      <text:p text:style-name="P6"><text:s text:c="7"/>d) Que el sistema de archivos esté fragmentado.</text:p>
      <text:p text:style-name="P7"><text:s text:c="4"/></text:p>
      <text:p text:style-name="P8">4. ¿Qué concepto describe la propiedad de un sistema de poder continuar operando incluso si uno o varios componentes fallan?</text:p>
      <text:p text:style-name="P6"><text:s text:c="7"/>a) Escalabilidad Vertical.</text:p>
      <text:p text:style-name="P6"><text:s text:c="7"/>b) Tolerancia a Fallos.</text:p>
      <text:p text:style-name="P6"><text:s text:c="7"/>c) Rendimiento Óptimo.</text:p>
      <text:p text:style-name="P6"><text:s text:c="7"/>d) Independencia de Plataforma.</text:p>
      <text:p text:style-name="P5">5. ¿Cuál de los siguientes no es un componente gestionado típicamente por el Software de Base?</text:p>
      <text:p text:style-name="P6"><text:s text:c="7"/>a) Firmware.</text:p>
      <text:p text:style-name="P6"><text:s text:c="7"/>b) Controladores de dispositivo (Drivers).</text:p>
      <text:p text:style-name="P6"><text:s text:c="7"/>c) Intérprete de comandos (Shell).</text:p>
      <text:p text:style-name="P6"><text:s text:c="7"/>d) Hoja de cálculo (Spreadsheet).</text:p>
      <text:p text:style-name="P6"/>
      <text:p text:style-name="P5">6. ¿Qué fase del ciclo de vida de la administración del SO se centra en evitar fallos futuros mediante tareas rutinarias de limpieza y optimización?</text:p>
      <text:p text:style-name="P6"><text:s text:c="7"/>a) Reparación Crítica.</text:p>
      <text:p text:style-name="P6"><text:s text:c="7"/>b) Mantenimiento Preventivo.</text:p>
      <text:p text:style-name="P6"><text:s text:c="7"/>c) Configuración Inicial.</text:p>
      <text:p text:style-name="P6"><text:s text:c="7"/>d) Despliegue de Aplicaciones.</text:p>
      <text:p text:style-name="P6"/>
      <text:p text:style-name="P5">7. En un entorno de servidores, ¿qué implica la Escalabilidad Vertical (Scale Up)?</text:p>
      <text:p text:style-name="P6"><text:s text:c="7"/>a) Añadir más nodos de servidor a la red.</text:p>
      <text:p text:style-name="P6"><text:s text:c="7"/>b) Aumentar la potencia de un único servidor (más CPU, RAM).</text:p>
      <text:p text:style-name="P6"><text:s text:c="7"/>c) Utilizar servidores cloud en lugar de on-premise.</text:p>
      <text:p text:style-name="P6"><text:s text:c="7"/>d) Implementar una arquitectura de microservicios.</text:p>
      <text:p text:style-name="P7"><text:s text:c="3"/></text:p>
      <text:p text:style-name="P8"><text:s/>8. La gestión de privilegios mínimos para los usuarios y servicios es un principio fundamental de:</text:p>
      <text:p text:style-name="P6"><text:s text:c="7"/>a) Gestión de Almacenamiento.</text:p>
      <text:p text:style-name="P6"><text:s text:c="7"/>b) Ciberseguridad.</text:p>
      <text:p text:style-name="P6"><text:s text:c="7"/>c) Virtualización.</text:p>
      <text:p text:style-name="P6"><text:s text:c="7"/>d) Balanceo de Carga.</text:p>
      <text:p text:style-name="P5"/>
      <text:p text:style-name="P5"><text:s/>9. ¿Cuál es el propósito del Registro de Eventos (Event Log) del SO?</text:p>
      <text:p text:style-name="P6"><text:s text:c="7"/>a) Almacenar datos de usuario de forma temporal.</text:p>
      <text:p text:style-name="P6"><text:s text:c="7"/>b) Registrar el estado actual de la memoria RAM.</text:p>
      <text:p text:style-name="P6"><text:s text:c="7"/>c) Documentar actividades del sistema, errores, advertencias y auditorías de seguridad.</text:p>
      <text:p text:style-name="P6"><text:s text:c="7"/>d) Mantener una copia de seguridad de la clave de Firmware.</text:p>
      <text:p text:style-name="P7"><text:s text:c="4"/></text:p>
      <text:p text:style-name="P9">10. ¿Qué se conoce como el "punto único de fallo" en una arquitectura de servidores?</text:p>
      <text:p text:style-name="P6"><text:s text:c="7"/>a) Un cluster de alta disponibilidad.</text:p>
      <text:p text:style-name="P6"><text:s text:c="7"/>b) La capa de aplicación.</text:p>
      <text:p text:style-name="P6"><text:s text:c="7"/>c) Un componente no redundante cuya caída detiene todo el servicio.</text:p>
      <text:p text:style-name="P6"><text:s text:c="7"/>d) La latencia de la red.</text:p>
      <text:p text:style-name="P6"/>
      <text:p text:style-name="P5">II. Novedades en Infraestructura como Código (IaC) y Automatización</text:p>
      <text:p text:style-name="P5"><text:s text:c="4"/>11. ¿Qué herramienta de IaC utiliza lenguajes de programación mainstream como Python o TypeScript en lugar de un DSL como HCL?</text:p>
      <text:p text:style-name="P6"><text:s text:c="7"/>a) Ansible.</text:p>
      <text:p text:style-name="P6"><text:s text:c="7"/>b) Terraform.</text:p>
      <text:p text:style-name="P6"><text:s text:c="7"/>c) Kubernetes.</text:p>
      <text:p text:style-name="P6"><text:s text:c="7"/>d) Pulumi.</text:p>
      <text:p text:style-name="P6"/>
      <text:p text:style-name="P6"><text:soft-page-break/><text:s text:c="4"/><text:span text:style-name="T2">12. ¿Cuál es la principal ventaja de Terraform en el contexto de un entorno Multi-Cloud?</text:span></text:p>
      <text:p text:style-name="P6"><text:s text:c="7"/>a) Su capacidad para gestionar contenedores sin Docker.</text:p>
      <text:p text:style-name="P6"><text:s text:c="7"/>b) Su enfoque agentless para la configuración de software.</text:p>
      <text:p text:style-name="P6"><text:s text:c="7"/>c) Su uso de un único flujo de trabajo y lenguaje (HCL) para provisionar recursos en múltiples plataformas cloud.</text:p>
      <text:p text:style-name="P6"><text:s text:c="7"/>d) Su integración nativa con Windows PowerShell.</text:p>
      <text:p text:style-name="P10"><text:s text:c="4"/></text:p>
      <text:p text:style-name="P10">13. ¿Qué herramienta de gestión de configuración utiliza playbooks escritos en YAML y se comunica con los nodos a través de SSH/WinRM (arquitectura agentless)?</text:p>
      <text:p text:style-name="P6"><text:s text:c="7"/>a) Chef.</text:p>
      <text:p text:style-name="P6"><text:s text:c="7"/>b) Puppet.</text:p>
      <text:p text:style-name="P6"><text:s text:c="7"/>c) Ansible.</text:p>
      <text:p text:style-name="P6"><text:s text:c="7"/>d) SaltStack.</text:p>
      <text:p text:style-name="P6"/>
      <text:p text:style-name="P5">14. En IaC, ¿qué representa el archivo de Estado (State file) de Terraform?</text:p>
      <text:p text:style-name="P6"><text:s text:c="7"/>a) El archivo de registro de eventos más reciente.</text:p>
      <text:p text:style-name="P6"><text:s text:c="7"/>b) El historial de comandos ejecutados en el SO.</text:p>
      <text:p text:style-name="P6"><text:s text:c="4"/>c) El mapeo entre la configuración definida y el estado real de la infraestructura provisionada.</text:p>
      <text:p text:style-name="P6"><text:s text:c="7"/>d) Las credenciales cifradas para acceder a la nube.</text:p>
      <text:p text:style-name="P6"/>
      <text:p text:style-name="P5">15. ¿Qué término describe la aplicación de lógica de programación (bucles, condicionales) dentro de la definición de infraestructura?</text:p>
      <text:p text:style-name="P6"><text:s text:c="7"/>a) Gestión Declarativa Pura.</text:p>
      <text:p text:style-name="P6"><text:s text:c="7"/>b) Estructura YAML.</text:p>
      <text:p text:style-name="P6"><text:s text:c="7"/>c) Infraestructura Imperativa.</text:p>
      <text:p text:style-name="P6"><text:s text:c="7"/>d) Aprovisionamiento Programático.</text:p>
      <text:p text:style-name="P6"><text:soft-page-break/><text:span text:style-name="T2">16. ¿Cuál es el principal desafío de la arquitectura Serverless (ej. AWS Lambda) para el administrador de sistemas?</text:span></text:p>
      <text:p text:style-name="P6"><text:s text:c="7"/>a) La gestión detallada del hardware físico.</text:p>
      <text:p text:style-name="P6"><text:s text:c="7"/>b) La gestión del SO subyacente y sus parches de seguridad.</text:p>
      <text:p text:style-name="P6"><text:s text:c="5"/>c) La optimización del rendimiento del código y la gestión de la configuración de la función.</text:p>
      <text:p text:style-name="P6"><text:s text:c="7"/>d) La configuración de la red de área local (LAN).</text:p>
      <text:p text:style-name="P5"/>
      <text:p text:style-name="P5">17. El uso de CloudFormation (AWS) o Azure Resource Manager (ARM) se considera una forma de IaC. ¿Cuál es su limitación clave frente a Terraform?</text:p>
      <text:p text:style-name="P6"><text:s text:c="7"/>a) No permiten el uso de archivos JSON.</text:p>
      <text:p text:style-name="P6"><text:s text:c="7"/>b) Están limitados a su proveedor de nube específico (no son multi-cloud).</text:p>
      <text:p text:style-name="P6"><text:s text:c="7"/>c) No permiten el despliegue de máquinas virtuales.</text:p>
      <text:p text:style-name="P6"><text:s text:c="7"/>d) No pueden gestionar servicios de red.</text:p>
      <text:p text:style-name="P11"><text:s text:c="4"/></text:p>
      <text:p text:style-name="P10">18. ¿Qué concepto de automatización de sistemas se centra en la definición de las políticas de infraestructura en código, utilizando las mismas herramientas de software development?</text:p>
      <text:p text:style-name="P6"><text:s text:c="7"/>a) Despliegue Manual.</text:p>
      <text:p text:style-name="P6"><text:s text:c="7"/>b) Administración de Logs.</text:p>
      <text:p text:style-name="P6"><text:s text:c="7"/>c) Ingeniería de Plataforma (Platform Engineering).</text:p>
      <text:p text:style-name="P6"><text:s text:c="7"/>d) Escalabilidad Vertical.</text:p>
      <text:p text:style-name="P5">19. ¿Cuál es el formato de archivo más común utilizado para definir los playbooks en Ansible?</text:p>
      <text:p text:style-name="P6"><text:s text:c="7"/>a) JSON.</text:p>
      <text:p text:style-name="P6"><text:s text:c="7"/>b) XML.</text:p>
      <text:p text:style-name="P6"><text:s text:c="7"/>c) YAML.</text:p>
      <text:p text:style-name="P6"><text:s text:c="7"/>d) HCL.</text:p>
      <text:p text:style-name="P6"/>
      <text:p text:style-name="P5"><text:soft-page-break/>20. En un proceso de CI/CD para la administración de sistemas, ¿qué paso se realiza inmediatamente después de modificar el código IaC y antes de aplicarlo?</text:p>
      <text:p text:style-name="P6"><text:s text:c="7"/>a) El despliegue de la aplicación.</text:p>
      <text:p text:style-name="P6"><text:s text:c="7"/>b) La limpieza de archivos temporales.</text:p>
      <text:p text:style-name="P6"><text:s text:c="7"/>c) La prueba unitaria del código IaC (ej. terraform validate).</text:p>
      <text:p text:style-name="P6"><text:s text:c="7"/>d) La migración de la base de datos.</text:p>
      <text:p text:style-name="P6"/>
      <text:p text:style-name="P12">III. Contenedores y Orquestación (Kubernetes)</text:p>
      <text:p text:style-name="P5">21. ¿Cuál es la unidad de despliegue más pequeña y fundamental en Kubernetes (K8s)?</text:p>
      <text:p text:style-name="P6"><text:s text:c="7"/>a) Node.</text:p>
      <text:p text:style-name="P6"><text:s text:c="7"/>b) Cluster.</text:p>
      <text:p text:style-name="P6"><text:s text:c="7"/>c) Pod.</text:p>
      <text:p text:style-name="P6"><text:s text:c="7"/>d) Service.</text:p>
      <text:p text:style-name="P6"/>
      <text:p text:style-name="P5">22. ¿Qué proporciona Docker para la administración de sistemas?</text:p>
      <text:p text:style-name="P6"><text:s text:c="7"/>a) Una plataforma de virtualización de hardware.</text:p>
      <text:p text:style-name="P6"><text:s text:c="7"/>b) Una herramienta para la creación de imágenes y contenedores ligeros.</text:p>
      <text:p text:style-name="P6"><text:s text:c="7"/>c) Un sistema operativo de servidor para Big Data.</text:p>
      <text:p text:style-name="P6"><text:s text:c="7"/>d) Un lenguaje para la gestión de configuración.</text:p>
      <text:p text:style-name="P11"><text:s text:c="4"/></text:p>
      <text:p text:style-name="P10">23. ¿Cuál de las siguientes tareas realiza el Plano de Control de Kubernetes?</text:p>
      <text:p text:style-name="P6"><text:s text:c="7"/>a) Ejecutar el código de la aplicación de usuario.</text:p>
      <text:p text:style-name="P6"><text:s text:c="7"/>b) Almacenar los datos de la base de datos.</text:p>
      <text:p text:style-name="P6"><text:s text:c="7"/>c) Mantener el estado deseado del cluster (ej. escalar, autoreparar).</text:p>
      <text:p text:style-name="P6"><text:s text:c="7"/>d) Aplicar parches de seguridad a los servidores host.</text:p>
      <text:p text:style-name="P6"/>
      <text:p text:style-name="P13">24. ¿Qué concepto de K8s permite exponer un conjunto de Pods (aplicaciones) a una red interna o externa a través de una dirección IP y un puerto estables?</text:p>
      <text:p text:style-name="P6"><text:s text:c="7"/>a) Deployment.</text:p>
      <text:p text:style-name="P6"><text:s text:c="7"/>b) Volume.</text:p>
      <text:p text:style-name="P6"><text:s text:c="7"/>c) Service.</text:p>
      <text:p text:style-name="P6"><text:s text:c="7"/>d) Ingress Controller.</text:p>
      <text:p text:style-name="P6"/>
      <text:p text:style-name="P5">25. ¿Qué problema resuelve el uso de contenedores en relación con las dependencias del Software de Base?</text:p>
      <text:p text:style-name="P6"><text:s text:c="7"/>a) Elimina la necesidad de usar una red local.</text:p>
      <text:p text:style-name="P6"><text:s text:c="7"/>b) Aísla la aplicación y sus dependencias del sistema operativo host.</text:p>
      <text:p text:style-name="P6"><text:s text:c="7"/>c) Hace la base de datos completamente invisible.</text:p>
      <text:p text:style-name="P6"><text:s text:c="7"/>d) Permite usar la escalabilidad vertical.</text:p>
      <text:p text:style-name="P6"/>
      <text:p text:style-name="P5">26. ¿Cómo gestiona K8s la Autoreparación (Self-healing) de las aplicaciones?</text:p>
      <text:p text:style-name="P6"><text:s text:c="7"/>a) Mediante la ejecución manual de scripts de reparación.</text:p>
      <text:p text:style-name="P6"><text:s text:c="7"/>b) Reiniciando o reemplazando automáticamente Pods que fallan o no pasan los chequeos de salud.</text:p>
      <text:p text:style-name="P6"><text:s text:c="7"/>c) Aplicando parches de seguridad al SO de forma remota.</text:p>
      <text:p text:style-name="P6"><text:s text:c="7"/>d) Desinstalando el Software de Base del nodo.</text:p>
      <text:p text:style-name="P14"><text:s text:c="4"/></text:p>
      <text:p text:style-name="P15">27. ¿Qué se conoce como Microservicios en la arquitectura de aplicaciones moderna?</text:p>
      <text:p text:style-name="P6"><text:s text:c="7"/>a) Aplicaciones monolíticas que requieren alta disponibilidad.</text:p>
      <text:p text:style-name="P6"><text:s text:c="7"/>b) Pequeñas aplicaciones independientes que se comunican entre sí, a menudo desplegadas en contenedores.</text:p>
      <text:p text:style-name="P6"><text:s text:c="7"/>c) Servicios instalados en el SO que solo se ejecutan cuando es necesario.</text:p>
      <text:p text:style-name="P6"><text:s text:c="7"/>d) Un tipo de servicio en la nube que gestiona la red.</text:p>
      <text:p text:style-name="P6"/>
      <text:p text:style-name="P13">28. ¿Qué herramienta se utiliza comúnmente en un entorno K8s para gestionar las instalaciones iniciales de paquetes de software y aplicaciones?</text:p>
      <text:p text:style-name="P6"><text:s text:c="7"/>a) SFC /scannow.</text:p>
      <text:p text:style-name="P6"><text:s text:c="7"/>b) Helm.</text:p>
      <text:p text:style-name="P6"><text:s text:c="7"/>c) Ansible.</text:p>
      <text:p text:style-name="P6"><text:s text:c="7"/>d) PuTTY.</text:p>
      <text:p text:style-name="P6"/>
      <text:p text:style-name="P5">29. ¿Qué riesgo de seguridad se mitiga al utilizar imágenes de contenedores mínimas (ej. Alpine)?</text:p>
      <text:p text:style-name="P6"><text:s text:c="7"/>a) Aumenta la velocidad de ejecución.</text:p>
      <text:p text:style-name="P6"><text:s text:c="7"/>b) Reduce el tamaño del log de eventos.</text:p>
      <text:p text:style-name="P6"><text:s text:c="7"/>c) Disminuye la superficie de ataque al incluir menos software de base innecesario.</text:p>
      <text:p text:style-name="P6"><text:s text:c="7"/>d) Facilita la aplicación de la 3FN a la base de datos.</text:p>
      <text:p text:style-name="P6"/>
      <text:p text:style-name="P5">30. El proceso de Rollout en Kubernetes permite:</text:p>
      <text:p text:style-name="P6"><text:s text:c="7"/>a) Borrar todos los datos del clúster.</text:p>
      <text:p text:style-name="P6"><text:s text:c="7"/>b) Desplegar una nueva versión de la aplicación de forma controlada y revertir rápidamente si hay fallos.</text:p>
      <text:p text:style-name="P6"><text:s text:c="7"/>c) Crear nuevos nodos de servidor automáticamente.</text:p>
      <text:p text:style-name="P6"><text:s text:c="7"/>d) Aplicar una nueva política de permisos de red.</text:p>
      <text:p text:style-name="P6"/>
      <text:p text:style-name="P12">IV. Mantenimiento, Actualización y Reparación (Tradicional y Cloud).</text:p>
      <text:p text:style-name="P5">31. ¿Qué comando de utilidad de Windows se utiliza para examinar y reparar archivos de sistema protegidos por el SO?</text:p>
      <text:p text:style-name="P6"><text:s text:c="7"/>a) CHKDSK /r.</text:p>
      <text:p text:style-name="P6"><text:s text:c="7"/>b) FORMAT C:.</text:p>
      <text:p text:style-name="P6"><text:s text:c="7"/>c) SFC /scannow.</text:p>
      <text:p text:style-name="P6"><text:s text:c="7"/>d) IPCONFIG /all.</text:p>
      <text:p text:style-name="P5"><text:soft-page-break/>32. ¿Cuál es el principal inconveniente de la desfragmentación de disco en una Unidad de Estado Sólido (SSD)?</text:p>
      <text:p text:style-name="P6"><text:s text:c="7"/>a) Mejora el rendimiento significativamente.</text:p>
      <text:p text:style-name="P6"><text:s text:c="7"/>b) No es necesaria y reduce la vida útil del SSD.</text:p>
      <text:p text:style-name="P6"><text:s text:c="7"/>c) Solo puede realizarse manualmente.</text:p>
      <text:p text:style-name="P6"><text:s text:c="7"/>d) Requiere la instalación de firmware adicional.</text:p>
      <text:p text:style-name="P6"/>
      <text:p text:style-name="P5">33. ¿Cuál es el objetivo de un parche de seguridad (Security Patch) para el SO o el Software de Base?</text:p>
      <text:p text:style-name="P6"><text:s text:c="7"/>a) Añadir nuevas características.</text:p>
      <text:p text:style-name="P6"><text:s text:c="7"/>b) Optimizar la velocidad de la CPU.</text:p>
      <text:p text:style-name="P6"><text:s text:c="7"/>c) Corregir vulnerabilidades de seguridad conocidas.</text:p>
      <text:p text:style-name="P6"><text:s text:c="7"/>d) Cambiar la clave de la licencia de Windows.</text:p>
      <text:p text:style-name="P6"/>
      <text:p text:style-name="P5">34. En la administración de Linux, ¿qué herramienta o sistema de archivos se utiliza para rotar y comprimir automáticamente los archivos de log antiguos?</text:p>
      <text:p text:style-name="P6"><text:s text:c="7"/>a) crontab.</text:p>
      <text:p text:style-name="P6"><text:s text:c="7"/>b) logrotate.</text:p>
      <text:p text:style-name="P6"><text:s text:c="7"/>c) journalctl.</text:p>
      <text:p text:style-name="P6"><text:s text:c="7"/>d) rsync.</text:p>
      <text:p text:style-name="P6"/>
      <text:p text:style-name="P5">35. ¿Qué utilidad de Windows es esencialmente un repositorio de imágenes de Windows que se utiliza para reparar, preparar y modificar las imágenes de instalación del SO?</text:p>
      <text:p text:style-name="P6"><text:s text:c="7"/>a) Task Manager.</text:p>
      <text:p text:style-name="P6"><text:s text:c="7"/>b) REGEDIT.</text:p>
      <text:p text:style-name="P6"><text:s text:c="7"/>c) DISM (Deployment Image Servicing and Management).</text:p>
      <text:p text:style-name="P6"><text:s text:c="7"/>d) MMC (Microsoft Management Console).</text:p>
      <text:p text:style-name="P6"/>
      <text:p text:style-name="P6"><text:soft-page-break/><text:span text:style-name="T2">36. ¿Qué función de mantenimiento se lleva a cabo al usar el comando apt update (Debian/Ubuntu) o yum check-update (RHEL/CentOS)?</text:span></text:p>
      <text:p text:style-name="P6"><text:s text:c="7"/>a) Instalar todas las actualizaciones disponibles.</text:p>
      <text:p text:style-name="P6"><text:s text:c="7"/>b) Eliminar paquetes antiguos.</text:p>
      <text:p text:style-name="P6"><text:s text:c="7"/>c) Actualizar la lista de paquetes disponibles en los repositorios.</text:p>
      <text:p text:style-name="P6"><text:s text:c="7"/>d) Forzar el reinicio del servidor.</text:p>
      <text:p text:style-name="P16"><text:s text:c="2"/></text:p>
      <text:p text:style-name="P17">37. ¿Qué es un Snapshot (instantánea) de una Máquina Virtual?</text:p>
      <text:p text:style-name="P6"><text:s text:c="7"/>a) Un log de eventos del sistema.</text:p>
      <text:p text:style-name="P6"><text:s text:c="7"/>b) Una copia de seguridad de la red.</text:p>
      <text:p text:style-name="P6"><text:s text:c="7"/>c) Un punto de recuperación que captura el estado, los datos y la configuración de una VM en un momento dado.</text:p>
      <text:p text:style-name="P6"><text:s text:c="7"/>d) Un índice de archivos corruptos.</text:p>
      <text:p text:style-name="P6"/>
      <text:p text:style-name="P5">38. ¿Cuál es la principal ventaja de utilizar un Repositorio de Parches Centralizado (ej. WSUS en Windows) en una red grande?</text:p>
      <text:p text:style-name="P6"><text:s text:c="7"/>a) Aumentar la velocidad de la red.</text:p>
      <text:p text:style-name="P6"><text:s text:c="7"/>b) Reducir el consumo de ancho de banda y garantizar la consistencia en la aplicación de parches.</text:p>
      <text:p text:style-name="P6"><text:s text:c="7"/>c) Eliminar la necesidad de drivers.</text:p>
      <text:p text:style-name="P6"><text:s text:c="7"/>d) Automatizar la desfragmentación de disco.</text:p>
      <text:p text:style-name="P16"><text:s text:c="4"/></text:p>
      <text:p text:style-name="P17">39. La Reversión (Rollback) de una actualización se considera una forma de:</text:p>
      <text:p text:style-name="P6"><text:s text:c="7"/>a) Mantenimiento Preventivo.</text:p>
      <text:p text:style-name="P6"><text:s text:c="7"/>b) Reparación.</text:p>
      <text:p text:style-name="P6"><text:s text:c="7"/>c) Actualización.</text:p>
      <text:p text:style-name="P6"><text:s text:c="7"/>d) Despliegue.</text:p>
      <text:p text:style-name="P18"><text:s text:c="4"/></text:p>
      <text:p text:style-name="P18"/>
      <text:p text:style-name="P18"><text:soft-page-break/></text:p>
      <text:p text:style-name="P18">40. ¿Qué se denomina Bootstrapping en el contexto de la administración inicial del sistema?</text:p>
      <text:p text:style-name="P6"><text:s text:c="7"/>a) El proceso de arranque del hardware (BIOS/UEFI).</text:p>
      <text:p text:style-name="P6"><text:s text:c="6"/>b) La instalación inicial y la configuración mínima necesaria para que el sistema pueda autoconfigurarse (ej. usar un script de Ansible).</text:p>
      <text:p text:style-name="P6"><text:s text:c="7"/>c) La creación de un punto de restauración.</text:p>
      <text:p text:style-name="P6"><text:s text:c="7"/>d) La instalación del firewall.</text:p>
      <text:p text:style-name="P6"/>
      <text:p text:style-name="P12">V. Novedades y Tendencias Avanzadas (Cloud y DevSecOps).</text:p>
      <text:p text:style-name="P5"/>
      <text:p text:style-name="P5">41. ¿Qué metodología aboga por integrar la seguridad en cada fase del ciclo de vida de desarrollo y operaciones?</text:p>
      <text:p text:style-name="P6"><text:s text:c="7"/>a) SecOps Tradicional.</text:p>
      <text:p text:style-name="P6"><text:s text:c="7"/>b) DevSecOps.</text:p>
      <text:p text:style-name="P6"><text:s text:c="7"/>c) Infraestructura como Servicio (IaaS).</text:p>
      <text:p text:style-name="P6"><text:s text:c="7"/>d) BCNF.</text:p>
      <text:p text:style-name="P6"/>
      <text:p text:style-name="P5">42. En el Cloud Computing (ej. AWS, Azure), ¿cuál es el concepto que define la gestión de la infraestructura mediante API en lugar de hardware?</text:p>
      <text:p text:style-name="P6"><text:s text:c="7"/>a) Virtualización Pesada.</text:p>
      <text:p text:style-name="P6"><text:s text:c="7"/>b) Abstracción de Recursos.</text:p>
      <text:p text:style-name="P6"><text:s text:c="7"/>c) Administración de Monolitos.</text:p>
      <text:p text:style-name="P6"><text:s text:c="7"/>d) Arquitectura On-premise.</text:p>
      <text:p text:style-name="P6"/>
      <text:p text:style-name="P5"/>
      <text:p text:style-name="P13"/>
      <text:p text:style-name="P5">43. ¿Qué concepto de seguridad se refiere a la automatización del escaneo de vulnerabilidades en el código, imágenes de contenedores y configuraciones de IaC?</text:p>
      <text:p text:style-name="P6"><text:s text:c="7"/>a) Escaneo manual de código.</text:p>
      <text:p text:style-name="P6"><text:s text:c="7"/>b) Shift Left Security.</text:p>
      <text:p text:style-name="P6"><text:s text:c="7"/>c) Zero Trust Network.</text:p>
      <text:p text:style-name="P6"><text:s text:c="7"/>d) Patch Management.</text:p>
      <text:p text:style-name="P6"/>
      <text:p text:style-name="P5">44. La implementación de una Red de Malla de Servicio (Service Mesh) (ej. Istio) se asocia principalmente con qué arquitectura?</text:p>
      <text:p text:style-name="P6"><text:s text:c="7"/>a) Servidores monolíticos.</text:p>
      <text:p text:style-name="P6"><text:s text:c="7"/>b) Redes LAN tradicionales.</text:p>
      <text:p text:style-name="P6"><text:s text:c="7"/>c) Arquitecturas de Microservicios y K8s.</text:p>
      <text:p text:style-name="P6">d) Máquinas físicas individuales.</text:p>
      <text:p text:style-name="P5"/>
      <text:p text:style-name="P5">45. ¿Qué herramienta de código abierto se utiliza ampliamente para la monitorización y el alertamiento en entornos de contenedores y microservicios, registrando métricas en series de tiempo?</text:p>
      <text:p text:style-name="P6"><text:s text:c="7"/>a) Nagios.</text:p>
      <text:p text:style-name="P6"><text:s text:c="7"/>b) Prometheus.</text:p>
      <text:p text:style-name="P6"><text:s text:c="7"/>c) Splunk.</text:p>
      <text:p text:style-name="P6"><text:s text:c="7"/>d) Nmap.</text:p>
      <text:p text:style-name="P6"/>
      <text:p text:style-name="P5"/>
      <text:p text:style-name="P13">46. ¿Qué desafío introduce el modelo de Responsabilidad Compartida en la administración del SO en la nube?</text:p>
      <text:p text:style-name="P6"><text:s text:c="5"/>a) El proveedor de la nube es responsable del SO del cliente.</text:p>
      <text:p text:style-name="P6"><text:s text:c="5"/>b) El cliente es responsable del SO e incluso del hardware físico.</text:p>
      <text:p text:style-name="P6"><text:s text:c="5"/>c) El cliente es responsable del SO invitado, mientras que el proveedor es responsable del hardware físico y del hipervisor.</text:p>
      <text:p text:style-name="P6"><text:s text:c="5"/>d) No existe la responsabilidad compartida en la nube.</text:p>
      <text:p text:style-name="P16"><text:s text:c="4"/></text:p>
      <text:p text:style-name="P17">47. ¿Cuál es el principal objetivo de AIOps (Inteligencia Artificial para Operaciones)?</text:p>
      <text:p text:style-name="P6"><text:s text:c="7"/>a) Sustituir completamente a los ingenieros de sistemas.</text:p>
      <text:p text:style-name="P19"><text:s text:c="4"/>b) Utilizar IA/ML para automatizar la resolución de problemas, el diagnóstico y el mantenimiento predictivo.</text:p>
      <text:p text:style-name="P6"><text:s text:c="7"/>c) Aplicar la BCNF a todas las bases de datos.</text:p>
      <text:p text:style-name="P6"><text:s text:c="7"/>d) Generar reportes financieros automáticamente.</text:p>
      <text:p text:style-name="P5">48. El principio de Inmutabilidad en la administración de servidores (Immutable Infrastructure) significa que:</text:p>
      <text:p text:style-name="P6"><text:s text:c="5"/>a) El servidor no puede ser atacado.</text:p>
      <text:p text:style-name="P6"><text:s text:c="5"/>b) Los servidores se configuran manualmente y no se cambian.</text:p>
      <text:p text:style-name="P6"><text:s text:c="5"/>c) En lugar de aplicar parches, el servidor se reemplaza completamente por una nueva imagen (VM o Contenedor) con la última configuración.</text:p>
      <text:p text:style-name="P6"><text:s text:c="5"/>d) El firmware nunca se actualiza.</text:p>
      <text:p text:style-name="P6"/>
      <text:p text:style-name="P5">49. ¿Qué solución de seguridad en la nube se centra en el principio de "Nunca Confiar, Siempre Verificar" y no asume la confianza basándose en la ubicación de la red?</text:p>
      <text:p text:style-name="P6"><text:s text:c="7"/>a) VPN tradicional.</text:p>
      <text:p text:style-name="P6"><text:s text:c="7"/>b) Perímetro de seguridad tradicional.</text:p>
      <text:p text:style-name="P6"><text:s text:c="7"/>c) Zero Trust Network Access (ZTNA).</text:p>
      <text:p text:style-name="P6"><text:s text:c="7"/>d) Protocolo de Transferencia de Archivos (FTP).</text:p>
      <text:p text:style-name="P5"><text:soft-page-break/>50. ¿Qué se conoce como Golden Image en la administración de VM y contenedores?</text:p>
      <text:p text:style-name="P6"><text:s text:c="7"/>a) La última copia de seguridad de la base de datos.</text:p>
      <text:p text:style-name="P6"><text:s text:c="4"/>b) Una imagen base del SO o contenedor que ha sido preconfigurada, testeada y endurecida (hardened).</text:p>
      <text:p text:style-name="P6"><text:s text:c="7"/>c) El archivo de estado de Terraform.</text:p>
      <text:p text:style-name="P6"><text:s text:c="7"/>d) La clave privada del servidor SSH.</text:p>
      <text:p text:style-name="P6"/>
      <text:p text:style-name="P5">51. ¿Qué tecnología se utiliza para garantizar el tráfico seguro entre los microservicios dentro de un cluster de Kubernetes?</text:p>
      <text:p text:style-name="P6"><text:s text:c="7"/>a) Service Mesh.</text:p>
      <text:p text:style-name="P6"><text:s text:c="7"/>b) Load Balancer externo.</text:p>
      <text:p text:style-name="P6"><text:s text:c="7"/>c) Red de área local (LAN).</text:p>
      <text:p text:style-name="P6"><text:s text:c="7"/>d) FTP sin cifrar.</text:p>
      <text:p text:style-name="P6"/>
      <text:p text:style-name="P5">52. ¿Qué herramienta se utiliza para la gestión centralizada de secretos y credenciales (claves API, contraseñas de BD) en un entorno automatizado?</text:p>
      <text:p text:style-name="P6"><text:s text:c="7"/>a) REGEDIT de Windows.</text:p>
      <text:p text:style-name="P6"><text:s text:c="7"/>b) Archivo de texto plano (.txt).</text:p>
      <text:p text:style-name="P6"><text:s text:c="7"/>c) HashiCorp Vault.</text:p>
      <text:p text:style-name="P6"><text:s text:c="7"/>d) Cron jobs.</text:p>
      <text:p text:style-name="P6"/>
      <text:p text:style-name="P5">53. ¿Cuál es la principal ventaja de utilizar un Almacén de Imágenes de Contenedores Privado (ej. AWS ECR, Docker Hub Privado)?</text:p>
      <text:p text:style-name="P6"><text:s text:c="7"/>a) Reduce el tiempo de Rollout.</text:p>
      <text:p text:style-name="P6"><text:s text:c="7"/>b) Garantiza que solo se utilicen imágenes aprobadas y escaneadas por seguridad.</text:p>
      <text:p text:style-name="P6"><text:s text:c="7"/>c) Disminuye el tamaño de los contenedores.</text:p>
      <text:p text:style-name="P6"><text:s text:c="7"/>d) Elimina la necesidad de firewall.</text:p>
      <text:p text:style-name="P6"/>
      <text:p text:style-name="P5"><text:soft-page-break/>54. ¿Qué concepto de automatización permite a un sistema detectar fallos y restaurar automáticamente el servicio a partir de una versión anterior o un punto de restauración?</text:p>
      <text:p text:style-name="P6"><text:s text:c="7"/>a) Rollback Automatizado.</text:p>
      <text:p text:style-name="P6"><text:s text:c="7"/>b) Desfragmentación.</text:p>
      <text:p text:style-name="P6"><text:s text:c="7"/>c) Serverless.</text:p>
      <text:p text:style-name="P6"><text:s text:c="7"/>d) Escalabilidad Vertical.</text:p>
      <text:p text:style-name="P6"/>
      <text:p text:style-name="P5">55. ¿Qué servicio de la nube es un ejemplo de Plataforma como Servicio (PaaS), donde el proveedor gestiona el SO y el Software de Base de la BD?</text:p>
      <text:p text:style-name="P6"><text:s text:c="7"/>a) Instancia EC2 (AWS).</text:p>
      <text:p text:style-name="P6"><text:s text:c="7"/>b) Azure SQL Database.</text:p>
      <text:p text:style-name="P6"><text:s text:c="7"/>c) Un servidor físico local.</text:p>
      <text:p text:style-name="P6"><text:s text:c="7"/>d) Un firewall físico.</text:p>
      <text:p text:style-name="P16"><text:s text:c="3"/></text:p>
      <text:p text:style-name="P17">56. El uso de Git en la administración de sistemas es fundamental para:</text:p>
      <text:p text:style-name="P6"><text:s text:c="6"/>a) El almacenamiento de copias de seguridad de datos.</text:p>
      <text:p text:style-name="P6"><text:s text:c="6"/>b) El control de versiones, la auditoría y la colaboración en el código de infraestructura (IaC).</text:p>
      <text:p text:style-name="P6"><text:s text:c="6"/>c) La desfragmentación de logs.</text:p>
      <text:p text:style-name="P6"><text:s text:c="6"/>d) El cifrado de datos.</text:p>
      <text:p text:style-name="P16"><text:s text:c="4"/></text:p>
      <text:p text:style-name="P17">57. ¿Qué tipo de pruebas de seguridad se integra en el pipeline de CI/CD para escanear el código antes de que se despliegue?</text:p>
      <text:p text:style-name="P6"><text:s text:c="7"/>a) Pruebas de Intrusión (Pen-testing).</text:p>
      <text:p text:style-name="P6"><text:s text:c="7"/>b) Pruebas de Rendimiento.</text:p>
      <text:p text:style-name="P6"><text:s text:c="7"/>c) Análisis Estático de Seguridad de Aplicaciones (SAST).</text:p>
      <text:p text:style-name="P6"><text:s text:c="7"/>d) Pruebas de Aceptación del Usuario (UAT).</text:p>
      <text:p text:style-name="P6"/>
      <text:p text:style-name="P5"><text:soft-page-break/>58. ¿Qué riesgo se mitiga al utilizar el principio de separación de roles y privilegios en la administración de sistemas?</text:p>
      <text:p text:style-name="P6"><text:s text:c="7"/>a) El aumento del consumo de RAM.</text:p>
      <text:p text:style-name="P6"><text:s text:c="7"/>b) El impacto de una cuenta de usuario comprometida.</text:p>
      <text:p text:style-name="P6"><text:s text:c="7"/>c) La latencia de la red.</text:p>
      <text:p text:style-name="P6"><text:s text:c="7"/>d) La necesidad de usar firewall.</text:p>
      <text:p text:style-name="P6"/>
      <text:p text:style-name="P5">59. La Orquestación de la Recuperación ante Desastres (DR Orchestration) se refiere a:</text:p>
      <text:p text:style-name="P6"><text:s text:c="7"/>a) La compra de hardware de respaldo.</text:p>
      <text:p text:style-name="P6"><text:s text:c="4"/>b) La automatización y la coordinación de los pasos necesarios para restaurar los sistemas y el software de base después de un desastre.</text:p>
      <text:p text:style-name="P6"><text:s text:c="7"/>c) El almacenamiento manual de los backups.</text:p>
      <text:p text:style-name="P6"><text:s text:c="7"/>d) La instalación de un único servidor de backup.</text:p>
      <text:p text:style-name="P16"><text:s text:c="4"/></text:p>
      <text:p text:style-name="P17">60. ¿Cuál es el principal indicador de que un parche de seguridad ha sido aplicado correctamente en todos los sistemas?</text:p>
      <text:p text:style-name="P6"><text:s text:c="7"/>a) El aumento de la velocidad de la CPU.</text:p>
      <text:p text:style-name="P6"><text:s text:c="7"/>b) La verificación automática de que el número de versión del sistema o el archivo de sistema clave coincida con el esperado.</text:p>
      <text:p text:style-name="P6"><text:s text:c="7"/>c) La reducción de la latencia de red.</text:p>
      <text:p text:style-name="P6"><text:s text:c="7"/>d) La desfragmentación del disco.</text:p>
      <text:p text:style-name="P6"/>
      <text:p text:style-name="P12"/>
      <text:p text:style-name="P20">VI. Configuración Avanzada y Rendimiento del SO</text:p>
      <text:p text:style-name="P5">61. ¿Qué servicio del SO Windows es esencial para la gestión de usuarios, políticas de seguridad y distribución de software en entornos empresariales?</text:p>
      <text:p text:style-name="P6"><text:s text:c="7"/>a) Hyper-V.</text:p>
      <text:p text:style-name="P6"><text:s text:c="7"/>b) Active Directory (AD).</text:p>
      <text:p text:style-name="P6"><text:s text:c="7"/>c) Windows Defender.</text:p>
      <text:p text:style-name="P6"><text:s text:c="7"/>d) Task Scheduler.</text:p>
      <text:p text:style-name="P6"/>
      <text:p text:style-name="P5">62. ¿Qué es un Kernel Panic en sistemas Linux/Unix?</text:p>
      <text:p text:style-name="P6"><text:s text:c="7"/>a) Un error de aplicación de bajo nivel.</text:p>
      <text:p text:style-name="P6"><text:s text:c="7"/>b) Una condición irrecuperable en el kernel que detiene el sistema.</text:p>
      <text:p text:style-name="P6"><text:s text:c="7"/>c) Un fallo de hardware en la memoria RAM.</text:p>
      <text:p text:style-name="P6"><text:s text:c="7"/>d) Un problema de conectividad de red.</text:p>
      <text:p text:style-name="P5"/>
      <text:p text:style-name="P5">63. La configuración de un Swap File o Paging File en el SO se utiliza para:</text:p>
      <text:p text:style-name="P6"><text:s text:c="7"/>a) Mejorar la velocidad de transferencia de archivos.</text:p>
      <text:p text:style-name="P6"><text:s text:c="7"/>b) Extender la memoria RAM utilizando el disco duro cuando la RAM física se agota.</text:p>
      <text:p text:style-name="P6"><text:s text:c="7"/>c) Almacenar archivos de log.</text:p>
      <text:p text:style-name="P6"><text:s text:c="7"/>d) Cifrar los datos del disco.</text:p>
      <text:p text:style-name="P5"/>
      <text:p text:style-name="P5">64. ¿Qué archivo en los sistemas Linux/Unix contiene la configuración del software para iniciar servicios automáticamente al arrancar el SO?</text:p>
      <text:p text:style-name="P6"><text:s text:c="7"/>a) /etc/passwd.</text:p>
      <text:p text:style-name="P6"><text:s text:c="7"/>b) /var/log/messages.</text:p>
      <text:p text:style-name="P6"><text:s text:c="7"/>c) /etc/fstab.</text:p>
      <text:p text:style-name="P6"><text:s text:c="7"/>d) Archivos de configuración de Systemd o init.</text:p>
      <text:p text:style-name="P6"/>
      <text:p text:style-name="P5"/>
      <text:p text:style-name="P5"><text:soft-page-break/>65. ¿Cuál es el objetivo de endurecer (Hardening) un Sistema Operativo?</text:p>
      <text:p text:style-name="P6"><text:s text:c="7"/>a) Aumentar su capacidad de almacenamiento.</text:p>
      <text:p text:style-name="P6"><text:s text:c="4"/>b) Reducir su superficie de ataque eliminando servicios innecesarios y aplicando políticas de seguridad estrictas.</text:p>
      <text:p text:style-name="P6"><text:s text:c="7"/>c) Aumentar su capacidad de procesamiento.</text:p>
      <text:p text:style-name="P6"><text:s text:c="7"/>d) Reducir la latencia de la red.</text:p>
      <text:p text:style-name="P16"><text:s text:c="4"/></text:p>
      <text:p text:style-name="P17">66. ¿Qué se conoce como “Thrashing” en la gestión de memoria del SO?</text:p>
      <text:p text:style-name="P6"><text:s text:c="7"/>a) El uso eficiente de la memoria RAM.</text:p>
      <text:p text:style-name="P6"><text:s text:c="7"/>b) La condición donde el sistema pasa más tiempo haciendo paging (intercambiando memoria entre RAM y disco) que realizando trabajo útil.</text:p>
      <text:p text:style-name="P6"><text:s text:c="7"/>c) El proceso de liberar memoria.</text:p>
      <text:p text:style-name="P6"><text:s text:c="7"/>d) La corrupción de archivos del sistema.</text:p>
      <text:p text:style-name="P6"/>
      <text:p text:style-name="P5">67. El uso de Virtualización Anidada (Nested Virtualization) permite:</text:p>
      <text:p text:style-name="P6"><text:s text:c="7"/>a) Ejecutar contenedores dentro de otros contenedores.</text:p>
      <text:p text:style-name="P6"><text:s text:c="7"/>b) Ejecutar un hipervisor dentro de una máquina virtual.</text:p>
      <text:p text:style-name="P6"><text:s text:c="7"/>c) Eliminar la necesidad de un SO host.</text:p>
      <text:p text:style-name="P6"><text:s text:c="7"/>d) Aumentar la velocidad del disco.</text:p>
      <text:p text:style-name="P16"><text:s/></text:p>
      <text:p text:style-name="P17">68. ¿Qué tipo de RAID (Redundant Array of Independent Disks) ofrece el mejor equilibrio entre rendimiento (velocidad de lectura/escritura) y redundancia (tolerancia a fallos)?</text:p>
      <text:p text:style-name="P6"><text:s text:c="7"/>a) RAID 0.</text:p>
      <text:p text:style-name="P6"><text:s text:c="7"/>b) RAID 1.</text:p>
      <text:p text:style-name="P6"><text:s text:c="7"/>c) RAID 5 o RAID 10.</text:p>
      <text:p text:style-name="P6"><text:s text:c="7"/>d) RAID 60.</text:p>
      <text:p text:style-name="P6"/>
      <text:p text:style-name="P5"><text:soft-page-break/>69. ¿Qué archivo en Linux se utiliza comúnmente para programar la ejecución automática de tareas de mantenimiento (ej. limpieza de logs) en intervalos de tiempo regulares?</text:p>
      <text:p text:style-name="P6"><text:s text:c="7"/>a) /etc/passwd.</text:p>
      <text:p text:style-name="P6"><text:s text:c="7"/>b) /etc/crontab o /etc/cron.*.</text:p>
      <text:p text:style-name="P6"><text:s text:c="7"/>c) /etc/hosts.</text:p>
      <text:p text:style-name="P6"><text:s text:c="7"/>d) /boot/grub/grub.cfg.</text:p>
      <text:p text:style-name="P16"><text:s text:c="4"/></text:p>
      <text:p text:style-name="P17">70. ¿Qué técnica se utiliza para analizar el rendimiento de una aplicación mediante la medición del tiempo que pasa en diferentes funciones?</text:p>
      <text:p text:style-name="P6"><text:s text:c="7"/>a) Debugging.</text:p>
      <text:p text:style-name="P6"><text:s text:c="7"/>b) Benchmarking.</text:p>
      <text:p text:style-name="P6"><text:s text:c="7"/>c) Profiling.</text:p>
      <text:p text:style-name="P6"><text:s text:c="7"/>d) Patching.</text:p>
      <text:p text:style-name="P6"/>
      <text:p text:style-name="P21">VII. Tendencias de Observabilidad y Monitoreo.</text:p>
      <text:p text:style-name="P5">71. ¿Cuál es la diferencia clave entre Monitoreo y Observabilidad?</text:p>
      <text:p text:style-name="P6"><text:s text:c="7"/>a) No hay diferencia, son sinónimos.</text:p>
      <text:p text:style-name="P6"><text:s text:c="7"/>b) El Monitoreo se basa en métricas predefinidas, mientras que la Observabilidad se basa en la exploración de métricas, logs y traces para responder a preguntas desconocidas.</text:p>
      <text:p text:style-name="P6"><text:s text:c="7"/>c) El Monitoreo solo aplica a servidores, la Observabilidad solo a contenedores.</text:p>
      <text:p text:style-name="P6"><text:s text:c="7"/>d) La Observabilidad solo se aplica en la nube.</text:p>
      <text:p text:style-name="P22"><text:s text:c="2"/><text:span text:style-name="T2"><text:s text:c="2"/></text:span></text:p>
      <text:p text:style-name="P23">72. ¿Cuáles son los "Tres Pilares" de la Observabilidad moderna?</text:p>
      <text:p text:style-name="P6"><text:s text:c="7"/>a) CPU, RAM y Disco.</text:p>
      <text:p text:style-name="P6"><text:s text:c="7"/>b) Logs, Métricas y Traces.</text:p>
      <text:p text:style-name="P6"><text:s text:c="7"/>c) Usuarios, Hardware y Software.</text:p>
      <text:p text:style-name="P6"><text:s text:c="7"/>d) Seguridad, Rendimiento y Disponibilidad.</text:p>
      <text:p text:style-name="P5"><text:soft-page-break/>73. ¿Qué herramienta se utiliza comúnmente para visualizar las métricas recopiladas por Prometheus?</text:p>
      <text:p text:style-name="P6"><text:s text:c="7"/>a) ELK Stack.</text:p>
      <text:p text:style-name="P6"><text:s text:c="7"/>b) Grafana.</text:p>
      <text:p text:style-name="P6"><text:s text:c="7"/>c) PuTTY.</text:p>
      <text:p text:style-name="P6"><text:s text:c="7"/>d) Windows Defender.</text:p>
      <text:p text:style-name="P22"><text:s text:c="4"/></text:p>
      <text:p text:style-name="P23">74. El Análisis de la Causa Raíz (Root Cause Analysis) asistido por AIOps se beneficia de:</text:p>
      <text:p text:style-name="P6"><text:s text:c="7"/>a) La intervención manual del administrador.</text:p>
      <text:p text:style-name="P6"><text:s text:c="7"/>b) La correlación de eventos y anomalías a través de millones de logs y traces.</text:p>
      <text:p text:style-name="P6"><text:s text:c="7"/>c) La ejecución de SFC /scannow.</text:p>
      <text:p text:style-name="P6"><text:s text:c="7"/>d) El reinicio del servidor.</text:p>
      <text:p text:style-name="P6"/>
      <text:p text:style-name="P23">75. La Latencia en la red es una métrica clave que se utiliza para medir:</text:p>
      <text:p text:style-name="P6"><text:s text:c="7"/>a) La seguridad del sistema.</text:p>
      <text:p text:style-name="P6"><text:s text:c="7"/>b) El tiempo que tarda un paquete de datos en viajar desde el origen hasta el destino y viceversa.</text:p>
      <text:p text:style-name="P6"><text:s text:c="7"/>c) La cantidad de memoria RAM utilizada.</text:p>
      <text:p text:style-name="P6"><text:s text:c="7"/>d) El número de archivos corruptos.</text:p>
      <text:p text:style-name="P22"><text:s text:c="4"/></text:p>
      <text:p text:style-name="P23">76. ¿Qué función principal tiene una Distributed Tracing System (ej. Jaeger) en una arquitectura de microservicios?</text:p>
      <text:p text:style-name="P6"><text:s text:c="7"/>a) Almacenar archivos de log de forma centralizada.</text:p>
      <text:p text:style-name="P6"><text:s text:c="7"/>b) Seguir el flujo de una única petición a través de múltiples microservicios para medir la latencia.</text:p>
      <text:p text:style-name="P6"><text:s text:c="7"/>c) Realizar copias de seguridad de la base de datos.</text:p>
      <text:p text:style-name="P6">d) Aplicar parches de seguridad.</text:p>
      <text:p text:style-name="P6"/>
      <text:p text:style-name="P6"><text:soft-page-break/></text:p>
      <text:p text:style-name="P5">77. ¿Qué solución se utiliza para centralizar, almacenar e indexar grandes volúmenes de logs del SO y de las aplicaciones para su búsqueda rápida?</text:p>
      <text:p text:style-name="P6"><text:s text:c="7"/>a) Un único archivo de texto plano.</text:p>
      <text:p text:style-name="P6"><text:s text:c="7"/>b) El ELK Stack (Elasticsearch, Logstash, Kibana).</text:p>
      <text:p text:style-name="P6"><text:s text:c="7"/>c) La memoria RAM.</text:p>
      <text:p text:style-name="P6"><text:s text:c="7"/>d) Una unidad USB.</text:p>
      <text:p text:style-name="P6"/>
      <text:p text:style-name="P5">78. ¿Qué es un Synthetic Monitoring en la administración de sistemas?</text:p>
      <text:p text:style-name="P6"><text:s text:c="4"/>a) Monitoreo realizado por usuarios reales.</text:p>
      <text:p text:style-name="P6"><text:s text:c="4"/>b) Monitoreo simulado de transacciones clave (ej. un login) desde ubicaciones externas para medir el rendimiento percibido por el usuario.</text:p>
      <text:p text:style-name="P6"><text:s text:c="4"/>c) Monitoreo de la CPU y la RAM.</text:p>
      <text:p text:style-name="P6">d) Monitoreo del consumo de energía.</text:p>
      <text:p text:style-name="P6"/>
      <text:p text:style-name="P5">79. La creación de Alertas Dinámicas en lugar de umbrales estáticos (ej. "alertar si la CPU es &gt;90%") es una característica clave de:</text:p>
      <text:p text:style-name="P6"><text:s text:c="7"/>a) Monitoreo Tradicional.</text:p>
      <text:p text:style-name="P6"><text:s text:c="7"/>b) AIOps.</text:p>
      <text:p text:style-name="P6"><text:s text:c="7"/>c) SFC.</text:p>
      <text:p text:style-name="P6"><text:s text:c="7"/>d) YAML.</text:p>
      <text:p text:style-name="P6"/>
      <text:p text:style-name="P5">80. ¿Qué se conoce como Runbook Automation?</text:p>
      <text:p text:style-name="P6"><text:s text:c="7"/>a) Documentación manual de todos los procedimientos.</text:p>
      <text:p text:style-name="P6"><text:s text:c="7"/>b) La creación de guías paso a paso para la resolución de problemas.</text:p>
      <text:p text:style-name="P6"><text:s text:c="7"/>c) La automatización de los procedimientos operacionales de rutina (los runbooks).</text:p>
      <text:p text:style-name="P6"><text:s text:c="7"/>d) La gestión de la memoria RAM.</text:p>
      <text:p text:style-name="P6"/>
      <text:p text:style-name="P12"><text:soft-page-break/>VIII. Gobernanza, Seguridad y DR</text:p>
      <text:p text:style-name="P24"><text:s text:c="4"/></text:p>
      <text:p text:style-name="P25">81. El proceso de Patch Management (Gestión de Parches) incluye la siguiente secuencia lógica:</text:p>
      <text:p text:style-name="P6"><text:s text:c="7"/>a) Despliegue, Prueba, Evaluación.</text:p>
      <text:p text:style-name="P6"><text:s text:c="7"/>b) Prueba, Despliegue, Evaluación.</text:p>
      <text:p text:style-name="P6"><text:s text:c="7"/>c) Evaluación, Prueba, Despliegue.</text:p>
      <text:p text:style-name="P6"><text:s text:c="7"/>d) Despliegue, Evaluación, Prueba.</text:p>
      <text:p text:style-name="P6"/>
      <text:p text:style-name="P5">82. ¿Qué tecnología se utiliza para crear un Entorno de Aislamiento (Sandbox) para probar nuevas actualizaciones del SO o software de base?</text:p>
      <text:p text:style-name="P26"><text:s text:c="7"/>a) La desfragmentación de disco.</text:p>
      <text:p text:style-name="P6"><text:s text:c="7"/>b) La virtualización.</text:p>
      <text:p text:style-name="P6"><text:s text:c="7"/>c) La gestión de logs.</text:p>
      <text:p text:style-name="P6"><text:s text:c="7"/>d) El Bootstrapping.</text:p>
      <text:p text:style-name="P24"><text:s text:c="3"/></text:p>
      <text:p text:style-name="P25">83. ¿Qué concepto de seguridad se asocia con el uso de MFA (Multi-Factor Authentication)?</text:p>
      <text:p text:style-name="P6"><text:s text:c="7"/>a) Gestión de Almacenamiento.</text:p>
      <text:p text:style-name="P6"><text:s text:c="7"/>b) Autenticación y Gestión de Acceso (IAM).</text:p>
      <text:p text:style-name="P6"><text:s text:c="7"/>c) Log de Eventos.</text:p>
      <text:p text:style-name="P6"><text:s text:c="7"/>d) Escalabilidad Horizontal.</text:p>
      <text:p text:style-name="P6"/>
      <text:p text:style-name="P5">84. ¿Cuál es el principal riesgo al realizar una Actualización Mayor (Major Upgrade) del SO en un entorno de producción?</text:p>
      <text:p text:style-name="P6"><text:s text:c="7"/>a) El bajo uso de CPU.</text:p>
      <text:p text:style-name="P6"><text:s text:c="7"/>b) La compatibilidad con el Software de Base y las aplicaciones existentes.</text:p>
      <text:p text:style-name="P6"><text:s text:c="7"/>c) El aumento de la latencia.</text:p>
      <text:p text:style-name="P6"><text:s text:c="7"/>d) El riesgo de desfragmentación.</text:p>
      <text:p text:style-name="P6"><text:soft-page-break/></text:p>
      <text:p text:style-name="P5">85. ¿Qué componente de seguridad previene la ejecución de código no autorizado en el SO (ej. Malware)?</text:p>
      <text:p text:style-name="P6"><text:s text:c="7"/>a) Firewall (bloquea el tráfico de red).</text:p>
      <text:p text:style-name="P6"><text:s text:c="7"/>b) Antivirus/EDR (Endpoint Detection and Response).</text:p>
      <text:p text:style-name="P6"><text:s text:c="7"/>c) Desfragmentador de disco.</text:p>
      <text:p text:style-name="P6"><text:s text:c="7"/>d) Log de Eventos.</text:p>
      <text:p text:style-name="P6"/>
      <text:p text:style-name="P5">86. ¿Qué es un Hotfix?</text:p>
      <text:p text:style-name="P6"><text:s text:c="7"/>a) Una actualización de versión completa del SO.</text:p>
      <text:p text:style-name="P6"><text:s text:c="5"/>b) Un parche pequeño y urgente para solucionar un problema específico y crítico (generalmente de seguridad).</text:p>
      <text:p text:style-name="P6"><text:s text:c="7"/>c) Un reinicio del servidor.</text:p>
      <text:p text:style-name="P6">d) Una copia de seguridad de la base de datos.</text:p>
      <text:p text:style-name="P6"/>
      <text:p text:style-name="P5">87. La Gestión de la Configuración Deseada (DCM) se relaciona más estrechamente con:</text:p>
      <text:p text:style-name="P6"><text:s text:c="7"/>a) La reparación manual de archivos.</text:p>
      <text:p text:style-name="P6"><text:s text:c="5"/>b) El uso de herramientas como Ansible para hacer cumplir automáticamente una configuración definida como estándar.</text:p>
      <text:p text:style-name="P6"><text:s text:c="7"/>c) La monitorización del disco.</text:p>
      <text:p text:style-name="P6"><text:s text:c="7"/>d) La desfragmentación de logs.</text:p>
      <text:p text:style-name="P6"/>
      <text:p text:style-name="P5">88. En la administración de Linux, ¿qué es un SELinux o AppArmor?</text:p>
      <text:p text:style-name="P6"><text:s text:c="7"/>a) Un sistema de archivos.</text:p>
      <text:p text:style-name="P6"><text:s text:c="6"/>b) Un mecanismo de control de acceso obligatorio (MAC) para reforzar la seguridad del kernel.</text:p>
      <text:p text:style-name="P6"><text:s text:c="7"/>c) Un gestor de paquetes.</text:p>
      <text:p text:style-name="P6"><text:s text:c="7"/>d) Una utilidad de desfragmentación.</text:p>
      <text:p text:style-name="P6"><text:soft-page-break/></text:p>
      <text:p text:style-name="P5">89. ¿Qué rol en la nube se encarga de crear y mantener las imágenes del SO (AMIs en AWS o Managed Images en Azure) que se utilizarán para aprovisionar las VMs?</text:p>
      <text:p text:style-name="P6"><text:s text:c="7"/>a) El usuario final.</text:p>
      <text:p text:style-name="P6"><text:s text:c="7"/>b) El Ingeniero de Imagen/Plataforma.</text:p>
      <text:p text:style-name="P6"><text:s text:c="7"/>c) El equipo de ventas.</text:p>
      <text:p text:style-name="P6"><text:s text:c="7"/>d) El administrador de la base de datos.</text:p>
      <text:p text:style-name="P24"><text:s text:c="4"/></text:p>
      <text:p text:style-name="P25">90. ¿Cuál es la principal función de un Bastion Host (o Jump Server) en la administración remota de sistemas?</text:p>
      <text:p text:style-name="P6"><text:s text:c="7"/>a) Servir páginas web.</text:p>
      <text:p text:style-name="P6"><text:s text:c="7"/>b) Proporcionar un punto de acceso fortificado y centralizado para la administración de la red interna.</text:p>
      <text:p text:style-name="P6"><text:s text:c="7"/>c) Almacenar logs.</text:p>
      <text:p text:style-name="P6"><text:s text:c="7"/>d) Realizar la desfragmentación del disco.</text:p>
      <text:p text:style-name="P6"/>
      <text:p text:style-name="P12">IX. Conceptos Específicos de Linux y Windows</text:p>
      <text:p text:style-name="P6"/>
      <text:p text:style-name="P5">91. ¿Qué herramienta de Linux se utiliza para gestionar el sistema y los servicios (incluyendo el logging) en las distribuciones más modernas (ej. Ubuntu, CentOS)?</text:p>
      <text:p text:style-name="P6"><text:s text:c="7"/>a) init.</text:p>
      <text:p text:style-name="P6"><text:s text:c="7"/>b) Systemd.</text:p>
      <text:p text:style-name="P6"><text:s text:c="7"/>c) Bash.</text:p>
      <text:p text:style-name="P6"><text:s text:c="7"/>d) Cron.</text:p>
      <text:p text:style-name="P6"/>
      <text:p text:style-name="P6"/>
      <text:p text:style-name="P13">92. En Windows, ¿qué utilidad se utiliza para la administración de componentes del sistema, como el Visor de Eventos, la Consola de Servicios y el Editor de Directivas de Grupo?</text:p>
      <text:p text:style-name="P6"><text:s text:c="7"/>a) PowerShell.</text:p>
      <text:p text:style-name="P6"><text:s text:c="7"/>b) Microsoft Management Console (MMC).</text:p>
      <text:p text:style-name="P6"><text:s text:c="7"/>c) File Explorer.</text:p>
      <text:p text:style-name="P6"><text:s text:c="7"/>d) Task Scheduler.</text:p>
      <text:p text:style-name="P24"><text:s text:c="4"/></text:p>
      <text:p text:style-name="P25">93. ¿Qué comando de Linux se utiliza para montar (mount) un sistema de archivos, haciendo que esté disponible en una ubicación específica del árbol de directorios?</text:p>
      <text:p text:style-name="P6"><text:s text:c="7"/>a) ls.</text:p>
      <text:p text:style-name="P6"><text:s text:c="7"/>b) mount.</text:p>
      <text:p text:style-name="P6"><text:s text:c="7"/>c) touch.</text:p>
      <text:p text:style-name="P6"><text:s text:c="7"/>d) cat.</text:p>
      <text:p text:style-name="P6"/>
      <text:p text:style-name="P5">94. En Linux, ¿qué indica el valor 755 en los permisos de archivo (rwx)?</text:p>
      <text:p text:style-name="P6"><text:s text:c="7"/>a) El propietario tiene todos los permisos; el grupo y otros tienen permisos de lectura y ejecución.</text:p>
      <text:p text:style-name="P6"><text:s text:c="7"/>b) El propietario tiene todos los permisos; el grupo y otros tienen permisos de lectura y escritura.</text:p>
      <text:p text:style-name="P6"><text:s text:c="7"/>c) Solo el propietario tiene permisos de lectura.</text:p>
      <text:p text:style-name="P6"><text:s text:c="6"/>d) El propietario tiene permisos de lectura y ejecución; el grupo y otros tienen todos los permisos.</text:p>
      <text:p text:style-name="P6"/>
      <text:p text:style-name="P5"/>
      <text:p text:style-name="P13">95. ¿Qué componente de seguridad de Windows permite al administrador aplicar configuraciones y restricciones de seguridad a un grupo de usuarios o máquinas de forma centralizada en un dominio de Active Directory?</text:p>
      <text:p text:style-name="P6"><text:s text:c="7"/>a) Registry Editor.</text:p>
      <text:p text:style-name="P6"><text:s text:c="7"/>b) Group Policy Object (GPO).</text:p>
      <text:p text:style-name="P6"><text:s text:c="7"/>c) Disk Management.</text:p>
      <text:p text:style-name="P6"><text:s text:c="7"/>d) SFC.</text:p>
      <text:p text:style-name="P6"/>
      <text:p text:style-name="P5">96. ¿Qué utilidad de PowerShell se utiliza comúnmente para aplicar la configuración deseada en servidores Windows de forma automatizada (similar a Ansible o Chef)?</text:p>
      <text:p text:style-name="P6"><text:s text:c="7"/>a) WinRM.</text:p>
      <text:p text:style-name="P6"><text:s text:c="7"/>b) Desired State Configuration (DSC).</text:p>
      <text:p text:style-name="P6"><text:s text:c="7"/>c) Event Viewer.</text:p>
      <text:p text:style-name="P6"><text:s text:c="7"/>d) CHKDSK.</text:p>
      <text:p text:style-name="P6"/>
      <text:p text:style-name="P5">97. ¿Cuál es el principal gestor de paquetes en distribuciones basadas en Debian/Ubuntu?</text:p>
      <text:p text:style-name="P6"><text:s text:c="7"/>a) yum y rpm.</text:p>
      <text:p text:style-name="P6"><text:s text:c="7"/>b) apt y dpkg.</text:p>
      <text:p text:style-name="P6"><text:s text:c="7"/>c) snap y flatpak.</text:p>
      <text:p text:style-name="P6"><text:s text:c="7"/>d) dnf.</text:p>
      <text:p text:style-name="P5"/>
      <text:p text:style-name="P5">98. El uso del comando sudo en Linux está relacionado con:</text:p>
      <text:p text:style-name="P6"><text:s text:c="7"/>a) La instalación de drivers.</text:p>
      <text:p text:style-name="P6"><text:s text:c="7"/>b) La ejecución de comandos con privilegios de superusuario (root).</text:p>
      <text:p text:style-name="P6"><text:s text:c="7"/>c) La desfragmentación de disco.</text:p>
      <text:p text:style-name="P6"><text:s text:c="7"/>d) La verificación de la conexión a internet.</text:p>
      <text:p text:style-name="P5"/>
      <text:p text:style-name="P5"/>
      <text:p text:style-name="P5"><text:soft-page-break/>99. En Windows, ¿qué se denomina Perfil de Usuario Móvil (Roaming Profile)?</text:p>
      <text:p text:style-name="P6"><text:s text:c="7"/>a) Un perfil de usuario que se guarda localmente en el disco.</text:p>
      <text:p text:style-name="P6"><text:s text:c="4"/>b) Un perfil de usuario que se almacena en una unidad de red y se descarga en cualquier máquina del dominio al iniciar sesión.</text:p>
      <text:p text:style-name="P6"><text:s text:c="7"/>c) Un perfil para dispositivos móviles.</text:p>
      <text:p text:style-name="P6">d) Un perfil que no tiene permisos de administrador.</text:p>
      <text:p text:style-name="P6"/>
      <text:p text:style-name="P5">100. La configuración del log en modo verboso (verbose mode) se realiza para:</text:p>
      <text:p text:style-name="P6"><text:s text:c="7"/>a) Reducir el tamaño de los archivos de *log*.</text:p>
      <text:p text:style-name="P6"><text:s text:c="5"/>b) Obtener información detallada y de bajo nivel para la depuración y el diagnóstico avanzado.</text:p>
      <text:p text:style-name="P6"><text:s text:c="7"/>c) Cifrar los logs.</text:p>
      <text:p text:style-name="P6"><text:s text:c="7"/>d) Eliminar los logs antiguos automáticamente.</text:p>
      <text:p text:style-name="P6"><text:s text:c="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font-weight="bold" officeooo:rsid="00e68974" officeooo:paragraph-rsid="0012ec63" style:font-weight-asian="bold" style:font-weight-complex="bold"/>
    </style:style>
    <style:style style:name="MP2" style:family="paragraph" style:parent-style-name="Header">
      <style:text-properties fo:font-weight="bold" officeooo:rsid="017e1465" officeooo:paragraph-rsid="0012ec63" style:font-weight-asian="bold" style:font-weight-complex="bold"/>
    </style:style>
    <style:style style:name="MP3" style:family="paragraph" style:parent-style-name="Footer">
      <style:paragraph-properties fo:text-align="justify" style:justify-single-word="false"/>
      <style:text-properties fo:font-size="10.5pt" fo:font-weight="bold" officeooo:paragraph-rsid="002566d8" style:font-size-asian="10.5pt" style:font-weight-asian="bold" style:font-size-complex="10.5pt" style:font-weight-complex="bold"/>
    </style:style>
    <style:style style:name="MP4" style:family="paragraph" style:parent-style-name="Footer">
      <style:paragraph-properties fo:text-align="center" style:justify-single-word="false"/>
    </style:style>
    <style:style style:name="MT1" style:family="text">
      <style:text-properties officeooo:rsid="0012ec63"/>
    </style:style>
    <style:style style:name="MT2" style:family="text">
      <style:text-properties officeooo:rsid="002566d8"/>
    </style:style>
    <style:style style:name="MT3" style:family="text">
      <style:text-properties officeooo:rsid="034daad5"/>
    </style:style>
    <style:style style:name="MT4" style:family="text">
      <style:text-properties officeooo:rsid="023d000d"/>
    </style:style>
    <style:style style:name="MT5" style:family="text">
      <style:text-properties officeooo:rsid="01833589"/>
    </style:style>
    <style:style style:name="MT6" style:family="text">
      <style:text-properties officeooo:rsid="002c784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e<text:span text:style-name="MT1">st Tema </text:span><text:span text:style-name="MT2">1</text:span> <text:span text:style-name="MT1">B</text:span>loque I<text:span text:style-name="MT3">V</text:span><text:span text:style-name="MT4"> ( </text:span>Sistemas y comunicaciones). <text:tab/>Daniel Villar Fernández</text:p>
        <text:p text:style-name="MP2"><text:tab/><text:tab/><text:span text:style-name="MT5">Email: </text:span>danipreparadortic@gmail.co<text:span text:style-name="MT1">m</text:span></text:p>
      </style:header>
      <style:footer>
        <text:p text:style-name="MP3"><text:span text:style-name="MT6">Tema 1 del bloque IV: </text:span>Administración del Sistema operativo y software de base. </text:p>
        <text:p text:style-name="MP3">Actualización, mantenimiento y reparación del sistema operativo.</text:p>
        <text:p text:style-name="MP4"><text:bookmark-start text:name="PageNumWizard_FOOTER_Estilo de página predeterminado1"/><text:page-number text:select-page="current">27</text:page-number><text:bookmark-end text:name="PageNumWizard_FOOTER_Estilo de página predeterminado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7T10:14:28.875805500</meta:creation-date>
    <dc:date>2025-11-17T00:59:07.090514800</dc:date>
    <meta:editing-duration>PT6H7M13S</meta:editing-duration>
    <meta:editing-cycles>30</meta:editing-cycles>
    <meta:generator>LibreOffice/25.8.3.2$Windows_X86_64 LibreOffice_project/8ca8d55c161d602844f5428fa4b58097424e324e</meta:generator>
    <meta:print-date>2025-11-11T13:50:57.713306800</meta:print-date>
    <meta:printed-by>Archivos PDF</meta:printed-by>
    <dc:creator>Daniel Villar Fernández</dc:creator>
    <meta:document-statistic meta:table-count="0" meta:image-count="0" meta:object-count="0" meta:page-count="27" meta:paragraph-count="542" meta:word-count="4539" meta:character-count="30579" meta:non-whitespace-character-count="23728"/>
  </office:meta>
</office:document-meta>
</file>